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visibility="collapse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NOTES CONTROL 1 PIPA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>
            <text:p>Nom</text:p>
          </table:table-cell>
          <table:table-cell table:style-name="ce2" office:value-type="string">
            <text:p>Nota (sobre 80)</text:p>
          </table:table-cell>
          <table:table-cell table:style-name="ce2" office:value-type="string">
            <text:p>Nota (sobre 1)</text:p>
          </table:table-cell>
        </table:table-row>
        <table:table-row table:style-name="ro2">
          <table:table-cell office:value-type="string">
            <text:p>41521639S</text:p>
          </table:table-cell>
          <table:table-cell office:value-type="string">
            <text:p>Barea Jaume, Pedro</text:p>
          </table:table-cell>
          <table:table-cell office:value-type="float" office:value="5">
            <text:p>5</text:p>
          </table:table-cell>
          <table:table-cell table:formula="of:=IF([.C5]&lt;&gt;&quot;&quot;; [.C5]/80;&quot;&quot;)" office:value-type="float" office:value="0.0625">
            <text:p>0,06</text:p>
          </table:table-cell>
        </table:table-row>
        <table:table-row table:style-name="ro2">
          <table:table-cell office:value-type="string">
            <text:p>43185272N</text:p>
          </table:table-cell>
          <table:table-cell office:value-type="string">
            <text:p>Bernal Cardona, Héctor Ramón</text:p>
          </table:table-cell>
          <table:table-cell office:value-type="float" office:value="5">
            <text:p>5</text:p>
          </table:table-cell>
          <table:table-cell table:formula="of:=IF([.C6]&lt;&gt;&quot;&quot;; [.C6]/80;&quot;&quot;)" office:value-type="float" office:value="0.0625">
            <text:p>0,06</text:p>
          </table:table-cell>
        </table:table-row>
        <table:table-row table:style-name="ro2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25">
            <text:p>25</text:p>
          </table:table-cell>
          <table:table-cell table:formula="of:=IF([.C7]&lt;&gt;&quot;&quot;; [.C7]/80;&quot;&quot;)" office:value-type="float" office:value="0.3125">
            <text:p>0,31</text:p>
          </table:table-cell>
        </table:table-row>
        <table:table-row table:style-name="ro2">
          <table:table-cell office:value-type="string">
            <text:p>G527674</text:p>
          </table:table-cell>
          <table:table-cell office:value-type="string">
            <text:p>El Markhi , Yassine</text:p>
          </table:table-cell>
          <table:table-cell/>
          <table:table-cell table:formula="of:=IF([.C8]&lt;&gt;&quot;&quot;; [.C8]/80;&quot;&quot;)">
            <text:p/>
          </table:table-cell>
        </table:table-row>
        <table:table-row table:style-name="ro2">
          <table:table-cell office:value-type="string">
            <text:p>46957755N</text:p>
          </table:table-cell>
          <table:table-cell office:value-type="string">
            <text:p>Ferrer Mellor, Màxim</text:p>
          </table:table-cell>
          <table:table-cell office:value-type="float" office:value="10">
            <text:p>10</text:p>
          </table:table-cell>
          <table:table-cell table:formula="of:=IF([.C9]&lt;&gt;&quot;&quot;; [.C9]/80;&quot;&quot;)" office:value-type="float" office:value="0.125">
            <text:p>0,13</text:p>
          </table:table-cell>
        </table:table-row>
        <table:table-row table:style-name="ro2">
          <table:table-cell office:value-type="string">
            <text:p>78219554G</text:p>
          </table:table-cell>
          <table:table-cell office:value-type="string">
            <text:p>González Maimó, Javier</text:p>
          </table:table-cell>
          <table:table-cell office:value-type="float" office:value="10">
            <text:p>10</text:p>
          </table:table-cell>
          <table:table-cell table:formula="of:=IF([.C10]&lt;&gt;&quot;&quot;; [.C10]/80;&quot;&quot;)" office:value-type="float" office:value="0.125">
            <text:p>0,13</text:p>
          </table:table-cell>
        </table:table-row>
        <table:table-row table:style-name="ro2">
          <table:table-cell office:value-type="string">
            <text:p>X9933073V</text:p>
          </table:table-cell>
          <table:table-cell office:value-type="string">
            <text:p>Ianni , Stefano Humberto</text:p>
          </table:table-cell>
          <table:table-cell office:value-type="float" office:value="0">
            <text:p>0</text:p>
          </table:table-cell>
          <table:table-cell table:formula="of:=IF([.C11]&lt;&gt;&quot;&quot;; [.C11]/80;&quot;&quot;)" office:value-type="float" office:value="0">
            <text:p>0</text:p>
          </table:table-cell>
        </table:table-row>
        <table:table-row table:style-name="ro2">
          <table:table-cell office:value-type="string">
            <text:p>43204234E</text:p>
          </table:table-cell>
          <table:table-cell office:value-type="string">
            <text:p>Medina Martínez, Azahara</text:p>
          </table:table-cell>
          <table:table-cell office:value-type="float" office:value="20">
            <text:p>20</text:p>
          </table:table-cell>
          <table:table-cell table:formula="of:=IF([.C12]&lt;&gt;&quot;&quot;; [.C12]/80;&quot;&quot;)" office:value-type="float" office:value="0.25">
            <text:p>0,25</text:p>
          </table:table-cell>
        </table:table-row>
        <table:table-row table:style-name="ro2">
          <table:table-cell office:value-type="string">
            <text:p>41540105N</text:p>
          </table:table-cell>
          <table:table-cell office:value-type="string">
            <text:p>Mut González, Bernat</text:p>
          </table:table-cell>
          <table:table-cell office:value-type="float" office:value="10">
            <text:p>10</text:p>
          </table:table-cell>
          <table:table-cell table:formula="of:=IF([.C13]&lt;&gt;&quot;&quot;; [.C13]/80;&quot;&quot;)" office:value-type="float" office:value="0.125">
            <text:p>0,13</text:p>
          </table:table-cell>
        </table:table-row>
        <table:table-row table:style-name="ro2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/>
          <table:table-cell table:formula="of:=IF([.C14]&lt;&gt;&quot;&quot;; [.C14]/80;&quot;&quot;)">
            <text:p/>
          </table:table-cell>
        </table:table-row>
        <table:table-row table:style-name="ro2">
          <table:table-cell office:value-type="string">
            <text:p>43053333R</text:p>
          </table:table-cell>
          <table:table-cell office:value-type="string">
            <text:p>Ros Barcelo, Filiberto</text:p>
          </table:table-cell>
          <table:table-cell/>
          <table:table-cell table:formula="of:=IF([.C15]&lt;&gt;&quot;&quot;; [.C15]/80;&quot;&quot;)">
            <text:p/>
          </table:table-cell>
        </table:table-row>
        <table:table-row table:style-name="ro2">
          <table:table-cell office:value-type="string">
            <text:p>43172507N</text:p>
          </table:table-cell>
          <table:table-cell office:value-type="string">
            <text:p>Servera Briones, Juan Carlos</text:p>
          </table:table-cell>
          <table:table-cell/>
          <table:table-cell table:formula="of:=IF([.C16]&lt;&gt;&quot;&quot;; [.C16]/80;&quot;&quot;)">
            <text:p/>
          </table:table-cell>
        </table:table-row>
        <table:table-row table:style-name="ro2">
          <table:table-cell office:value-type="string">
            <text:p>43163004P</text:p>
          </table:table-cell>
          <table:table-cell office:value-type="string">
            <text:p>Solera Ripoll, Bartolomé</text:p>
          </table:table-cell>
          <table:table-cell office:value-type="float" office:value="10">
            <text:p>10</text:p>
          </table:table-cell>
          <table:table-cell table:formula="of:=IF([.C17]&lt;&gt;&quot;&quot;; [.C17]/80;&quot;&quot;)" office:value-type="float" office:value="0.125">
            <text:p>0,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17:05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1-23T17:05:19.26</dc:date>
    <meta:editing-duration>PT00H07M24S</meta:editing-duration>
    <meta:editing-cycles>2</meta:editing-cycles>
    <meta:generator>OpenOffice.org/3.0$Win32 OpenOffice.org_project/300m15$Build-9379</meta:generator>
    <meta:document-statistic meta:table-count="1" meta:cell-count="5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